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tAnnotationHelper.getStringValue( String elem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AnnotationHelper.getObjectValue( String elem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AnnotationHelper.AptAnnotationHelper( AnnotationMirror anno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ptAnnotationHelper.getElementDeclaration( String elem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